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1-06T10:13:21.029603342</meta:creation-date>
    <dc:date>2020-08-25T08:45:41.666000000</dc:date>
    <meta:editing-duration>PT2M31S</meta:editing-duration>
    <meta:editing-cycles>2</meta:editing-cycles>
    <meta:generator>LibreOffice/7.0.0.3$Windows_X86_64 LibreOffice_project/8061b3e9204bef6b321a21033174034a5e2ea88e</meta:generator>
    <meta:document-statistic meta:object-count="2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9cm" svg:y="3.77cm" style:legend-expansion="high" chart:style-name="ch2"/>
        <chart:plot-area chart:style-name="ch3" chart:data-source-has-labels="both" svg:x="0.504cm" svg:y="0.182cm" svg:width="21.982cm" svg:height="8.771cm">
          <chart:coordinate-region svg:x="1.125cm" svg:y="0.381cm" svg:width="21.361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